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rsid="000c947a" officeooo:paragraph-rsid="000c947a"/>
    </style:style>
    <style:style style:name="P3" style:family="paragraph" style:parent-style-name="Standard">
      <style:text-properties officeooo:rsid="000c947a" officeooo:paragraph-rsid="0008bb6a"/>
    </style:style>
    <style:style style:name="T1" style:family="text">
      <style:text-properties officeooo:rsid="0008b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Basisinstallasjon</text:p>
      <text:p text:style-name="Standard">- <text:span text:style-name="T1">installert Ubuntu 14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1">- <text:span text:style-name="T1">installert ros-kinetic-desktop-full</text:span></text:p>
      <text:p text:style-name="P1">- <text:span text:style-name="T1">mkdir catkin_ws; cd cat*; mkdir src</text:span></text:p>
      <text:p text:style-name="P1"/>
      <text:p text:style-name="P2">2. Test av et par ros-pakker</text:p>
      <text:p text:style-name="P3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4.2.8.2$Linux_X86_64 LibreOffice_project/420m0$Build-2</meta:generator>
    <dc:date>2017-06-18T17:08:58.199194239</dc:date>
    <meta:editing-duration>PT13M3S</meta:editing-duration>
    <meta:editing-cycles>4</meta:editing-cycles>
    <meta:document-statistic meta:table-count="0" meta:image-count="0" meta:object-count="0" meta:page-count="1" meta:paragraph-count="8" meta:word-count="42" meta:character-count="283" meta:non-whitespace-character-count="249"/>
  </office:meta>
</office:document-meta>
</file>